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3E000002440C657B0DE19AA2E1.png" manifest:media-type="image/png"/>
  <manifest:file-entry manifest:full-path="Pictures/10000201000005D6000003B4160EDEF0F1E86D54.png" manifest:media-type="image/png"/>
  <manifest:file-entry manifest:full-path="Pictures/10000000000002EE00000212BF6A8613C53DF53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2.6cm" fo:min-width="5.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subtitle" style:list-style-name="L3">
      <style:graphic-properties draw:fill-color="#ffffff" fo:min-height="11.501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notes">
      <style:graphic-properties draw:fill-color="#ffffff" fo:min-height="13.501cm"/>
    </style:style>
    <style:style style:name="pr8" style:family="presentation" style:parent-style-name="Default-subtitle">
      <style:graphic-properties draw:fill-color="#ffffff" fo:min-height="11.501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title">
      <style:graphic-properties draw:fill-color="#f36838" fo:min-height="2.501cm"/>
    </style:style>
    <style:style style:name="pr11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1cm" fo:padding-left="0.6cm" fo:padding-right="0.1cm"/>
    </style:style>
    <style:style style:name="pr12" style:family="presentation" style:parent-style-name="Default-subtitle" style:list-style-name="L5">
      <style:graphic-properties draw:fill-color="#ffffff" fo:min-height="15.001cm"/>
    </style:style>
    <style:style style:name="pr13" style:family="presentation" style:parent-style-name="Default-outline1">
      <style:graphic-properties draw:fill="solid" draw:fill-color="#ffffff" draw:fit-to-size="false" style:shrink-to-fit="false" fo:min-height="15.001cm"/>
    </style:style>
    <style:style style:name="pr14" style:family="presentation" style:parent-style-name="True_25_20Blue_25_20Presentation-title">
      <style:graphic-properties draw:auto-grow-height="true" fo:min-height="6cm"/>
    </style:style>
    <style:style style:name="pr15" style:family="presentation" style:parent-style-name="True_25_20Blue_25_20Presentation-subtitle">
      <style:graphic-properties draw:fit-to-size="false" style:shrink-to-fit="false" fo:padding-top="1cm"/>
    </style:style>
    <style:style style:name="pr16" style:family="presentation" style:parent-style-name="True_25_20Blue_25_20Presentation-notes">
      <style:graphic-properties draw:fill-color="#ffffff" draw:auto-grow-height="true" fo:min-height="13.1cm"/>
    </style:style>
    <style:style style:name="pr17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-color="#ffffff"/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</style:style>
    <style:style style:name="P9" style:family="paragraph">
      <loext:graphic-properties draw:fill-color="#f36838"/>
    </style:style>
    <style:style style:name="P10" style:family="paragraph">
      <style:paragraph-properties fo:margin-top="0cm" fo:margin-bottom="0cm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</style:style>
    <style:style style:name="P11" style:family="paragraph">
      <loext:graphic-properties draw:fill="solid" draw:fill-color="#c4c4c4"/>
      <style:paragraph-properties fo:margin-top="0cm" fo:margin-bottom="0cm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style:font-name="Courier New" fo:font-size="12pt" style:font-size-asian="15pt" style:font-size-complex="15pt"/>
    </style:style>
    <style:style style:name="P12" style:family="paragraph">
      <loext:graphic-properties draw:fill-color="#ffffff"/>
      <style:text-properties fo:font-size="12pt"/>
    </style:style>
    <style:style style:name="P13" style:family="paragraph">
      <style:paragraph-properties fo:margin-top="0cm" fo:margin-bottom="0cm">
        <style:tab-stops/>
      </style:paragraph-properties>
    </style:style>
    <style:style style:name="P14" style:family="paragraph">
      <loext:graphic-properties draw:fill="solid" draw:fill-color="#c4c4c4"/>
      <style:paragraph-properties fo:margin-top="0cm" fo:margin-bottom="0cm">
        <style:tab-stops/>
      </style:paragraph-properties>
      <style:text-properties style:font-name="Courier New" fo:font-size="12pt" style:font-size-asian="18pt" style:font-size-complex="18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paragraph-properties fo:margin-top="0cm" fo:margin-bottom="0cm"/>
    </style:style>
    <style:style style:name="P17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8pt" style:font-size-complex="18pt"/>
    </style:style>
    <style:style style:name="P18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2pt" style:font-size-complex="12pt"/>
    </style:style>
    <style:style style:name="P19" style:family="paragraph">
      <loext:graphic-properties draw:fill="solid" draw:fill-color="#ffffff"/>
    </style:style>
    <style:style style:name="P2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2" style:family="paragraph">
      <style:text-properties fo:font-size="32pt"/>
    </style:style>
    <style:style style:name="P23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style:use-window-font-color="true" fo:font-size="32pt" style:font-size-asian="32pt" style:font-size-complex="32pt"/>
    </style:style>
    <style:style style:name="T6" style:family="text">
      <style:text-properties style:font-name="Courier New" fo:font-size="12pt" style:font-size-asian="15pt" style:font-size-complex="15pt"/>
    </style:style>
    <style:style style:name="T7" style:family="text">
      <style:text-properties style:font-name="Courier New" fo:font-size="12pt" fo:font-weight="bold" style:font-size-asian="15pt" style:font-weight-asian="bold" style:font-size-complex="15pt" style:font-weight-complex="bold"/>
    </style:style>
    <style:style style:name="T8" style:family="text">
      <style:text-properties style:font-name="Courier New" fo:font-size="12pt" style:font-size-asian="18pt" style:font-size-complex="18pt"/>
    </style:style>
    <style:style style:name="T9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0" style:family="text">
      <style:text-properties style:font-name="Courier New" fo:font-size="12pt" style:font-size-asian="12pt" style:font-size-complex="12pt"/>
    </style:style>
    <style:style style:name="T11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Courier New" fo:font-size="12pt" style:font-size-asian="2pt" style:font-size-complex="2pt"/>
    </style:style>
    <style:style style:name="T13" style:family="text">
      <style:text-properties fo:font-size="32pt" fo:font-weight="normal" style:font-size-asian="32pt" style:font-weight-asian="normal" style:font-size-complex="32pt" style:font-weight-complex="normal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style:font-name="Courier 10 Pitch" fo:font-weight="bold" style:font-weight-asian="bold" style:font-weight-complex="bold"/>
    </style:style>
    <style:style style:name="T18" style:family="text">
      <style:text-properties fo:font-size="18pt" style:font-size-asian="18pt" style:font-weight-asian="normal" style:font-size-complex="18pt"/>
    </style:style>
    <style:style style:name="T19" style:family="text">
      <style:text-properties fo:font-size="32pt"/>
    </style:style>
    <style:style style:name="T20" style:family="text">
      <style:text-properties fo:font-size="32pt" fo:font-weight="normal" style:font-weight-asian="normal" style:font-weight-complex="normal"/>
    </style:style>
    <style:style style:name="T2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5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5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Object Creation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10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(Design) Patterns of Object Creation</text:p>
          </draw:text-box>
        </draw:frame>
        <draw:frame presentation:style-name="pr4" draw:text-style-name="P5" draw:layer="layout" svg:width="27cm" svg:height="11.5cm" svg:x="0.5cm" svg:y="2.25cm" presentation:class="subtitle">
          <draw:text-box>
            <text:list text:style-name="L3">
              <text:list-item>
                <text:p text:style-name="P4"><text:span text:style-name="T1">Switch / Case</text:span></text:p>
              </text:list-item>
              <text:list-item>
                <text:p text:style-name="P4"><text:span text:style-name="T1">Factory Method</text:span></text:p>
              </text:list-item>
              <text:list-item>
                <text:p text:style-name="P4"><text:span text:style-name="T1">(Abstract) Factory</text:span></text:p>
              </text:list-item>
              <text:list-item>
                <text:p text:style-name="P4"><text:span text:style-name="T1">Product Trader</text:span></text:p>
              </text:list-item>
              <text:list-item>
                <text:p text:style-name="P4"><text:span text:style-name="T1">Prototyp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6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bject Creation Exampl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reate a document from its file type (extension)</text:p>
              </text:list-item>
              <text:list-item>
                <text:p>Create an application for the documen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pplication Document Model</text:p>
          </draw:text-box>
        </draw:frame>
        <draw:frame draw:style-name="gr2" draw:text-style-name="P8" draw:layer="layout" svg:width="16.456cm" svg:height="11.5cm" svg:x="5.772cm" svg:y="2.25cm" presentation:class="graphic">
          <draw:image xlink:href="Pictures/100000000000033E000002440C657B0DE19AA2E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valuation Criteria</text:p>
          </draw:text-box>
        </draw:frame>
        <draw:frame presentation:style-name="pr8" draw:text-style-name="P5" draw:layer="layout" svg:width="27cm" svg:height="11.5cm" svg:x="0.5cm" svg:y="2.25cm" presentation:class="subtitle">
          <draw:text-box>
            <text:p text:style-name="P4"><text:span text:style-name="T5">Ease of </text:span></text:p>
            <text:list text:style-name="L3">
              <text:list-item>
                <text:p text:style-name="P4"><text:span text:style-name="T5">Reading code</text:span></text:p>
              </text:list-item>
              <text:list-item>
                <text:p text:style-name="P4"><text:span text:style-name="T5">Understanding code</text:span></text:p>
              </text:list-item>
              <text:list-item>
                <text:p text:style-name="P4"><text:span text:style-name="T5">Changing code</text:span></text:p>
              </text:list-item>
              <text:list-item>
                <text:p text:style-name="P4"><text:span text:style-name="T5">Extending c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9" draw:layer="layout" svg:width="28cm" svg:height="1.75cm" svg:x="0cm" svg:y="0cm" presentation:class="title">
          <draw:text-box>
            <text:p>Scenario 1: File-type → Documen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lient is run-time environment, e.g. desktop</text:p>
              </text:list-item>
              <text:list-item>
                <text:p>Wants to create document for given fi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witch / Case Applied</text:p>
          </draw:text-box>
        </draw:frame>
        <draw:frame presentation:style-name="pr11" draw:text-style-name="P11" draw:layer="layout" svg:width="27cm" svg:height="11.5cm" svg:x="0.5cm" svg:y="2.25cm" presentation:class="outline">
          <draw:text-box>
            <text:p text:style-name="P10"><text:span text:style-name="T6">public class </text:span><text:span text:style-name="T7">Client</text:span><text:span text:style-name="T6"> {</text:span></text:p>
            <text:p text:style-name="P10"><text:span text:style-name="T6"/></text:p>
            <text:p text:style-name="P10"><text:span text:style-name="T6"><text:s text:c="2"/></text:span><text:span text:style-name="T6">public Document </text:span><text:span text:style-name="T7">createDocument</text:span><text:span text:style-name="T6">(File file) {</text:span></text:p>
            <text:p text:style-name="P10"><text:span text:style-name="T6"><text:s text:c="4"/></text:span><text:span text:style-name="T6">String fileType = file.getFileType();</text:span></text:p>
            <text:p text:style-name="P10"><text:span text:style-name="T6"><text:s text:c="4"/></text:span><text:span text:style-name="T6">Document result = null;</text:span></text:p>
            <text:p text:style-name="P10"><text:span text:style-name="T6"/></text:p>
            <text:p text:style-name="P10"><text:span text:style-name="T6"><text:s text:c="4"/></text:span><text:span text:style-name="T6">if (fileType.equals("odt")) {</text:span></text:p>
            <text:p text:style-name="P10"><text:span text:style-name="T6"><text:s text:c="6"/></text:span><text:span text:style-name="T6">result = </text:span><text:span text:style-name="T7">new TextDocument()</text:span><text:span text:style-name="T6">;</text:span></text:p>
            <text:p text:style-name="P10"><text:span text:style-name="T6"><text:s text:c="4"/></text:span><text:span text:style-name="T6">} else if (fileType.equals("ods")) {</text:span></text:p>
            <text:p text:style-name="P10"><text:span text:style-name="T6"><text:s text:c="6"/></text:span><text:span text:style-name="T6">result = </text:span><text:span text:style-name="T7">new Spreadsheet()</text:span><text:span text:style-name="T6">;</text:span></text:p>
            <text:p text:style-name="P10"><text:span text:style-name="T6"><text:s text:c="4"/></text:span><text:span text:style-name="T6">} else if (fileType.equals("odp")) {</text:span></text:p>
            <text:p text:style-name="P10"><text:span text:style-name="T6"><text:s text:c="6"/></text:span><text:span text:style-name="T6">result = </text:span><text:span text:style-name="T7">new Presentation()</text:span><text:span text:style-name="T6">;</text:span></text:p>
            <text:p text:style-name="P10"><text:span text:style-name="T6"><text:s text:c="4"/></text:span><text:span text:style-name="T6">}</text:span></text:p>
            <text:p text:style-name="P10"><text:span text:style-name="T6"/></text:p>
            <text:p text:style-name="P10"><text:span text:style-name="T6"><text:s text:c="4"/></text:span><text:span text:style-name="T6">...</text:span></text:p>
            <text:p text:style-name="P10"><text:span text:style-name="T6"><text:s text:c="4"/></text:span><text:span text:style-name="T6">return result;</text:span></text:p>
            <text:p text:style-name="P10"><text:span text:style-name="T6"><text:s text:c="2"/></text:span><text:span text:style-name="T6">}</text:span></text:p>
            <text:p text:style-name="P10"><text:span text:style-name="T6"/></text:p>
            <text:p text:style-name="P10"><text:span text:style-name="T6"><text:s text:c="2"/></text:span><text:span text:style-name="T6">...</text:span></text:p>
            <text:p text:style-name="P10"><text:span text:style-name="T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witch / Case Evaluated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vantages</text:p>
                <text:list>
                  <text:list-item>
                    <text:p>Easy to read</text:p>
                  </text:list-item>
                  <text:list-item>
                    <text:p>Easy to understand</text:p>
                  </text:list-item>
                  <text:list-item>
                    <text:p>Easy to chang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dditional notes</text:p>
                <text:list>
                  <text:list-item>
                    <text:p>May require use of initialization meth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9" draw:layer="layout" svg:width="28cm" svg:height="1.75cm" svg:x="0cm" svg:y="0cm" presentation:class="title">
          <draw:text-box>
            <text:p>Scenario 2: Application → Documen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lient is run-time environment, e.g. desktop</text:p>
              </text:list-item>
              <text:list-item>
                <text:p>Wants to create document for given applic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actory Method Applied</text:p>
          </draw:text-box>
        </draw:frame>
        <draw:frame presentation:style-name="pr11" draw:text-style-name="P14" draw:layer="layout" svg:width="27cm" svg:height="3cm" svg:x="0.5cm" svg:y="2.25cm" presentation:class="outline" presentation:user-transformed="true">
          <draw:text-box>
            <text:p text:style-name="P13"><text:span text:style-name="T8">public abstract class Application {</text:span></text:p>
            <text:p text:style-name="P13"><text:span text:style-name="T8"><text:s text:c="2"/></text:span><text:span text:style-name="T8">public abstract Document </text:span><text:span text:style-name="T9">createDocument</text:span><text:span text:style-name="T8">();</text:span></text:p>
            <text:p text:style-name="P13"><text:span text:style-name="T8"><text:s text:c="2"/></text:span><text:span text:style-name="T8">...</text:span></text:p>
            <text:p text:style-name="P13"><text:span text:style-name="T8">}</text:span></text:p>
          </draw:text-box>
        </draw:frame>
        <draw:frame presentation:style-name="pr11" draw:text-style-name="P14" draw:layer="layout" svg:width="27cm" svg:height="3cm" svg:x="0.5cm" svg:y="5.2cm" presentation:class="outline" presentation:user-transformed="true">
          <draw:text-box>
            <text:p text:style-name="P13"><text:span text:style-name="T8">public class Writer extends Application {</text:span></text:p>
            <text:p text:style-name="P13"><text:span text:style-name="T8"><text:s text:c="2"/></text:span><text:span text:style-name="T8">public Document </text:span><text:span text:style-name="T9">createDocument</text:span><text:span text:style-name="T8">() { return new TextDocument(); }</text:span></text:p>
            <text:p text:style-name="P13"><text:span text:style-name="T8"><text:s text:c="2"/></text:span><text:span text:style-name="T8">...</text:span></text:p>
            <text:p text:style-name="P13"><text:span text:style-name="T8">}</text:span></text:p>
          </draw:text-box>
        </draw:frame>
        <draw:frame presentation:style-name="pr11" draw:text-style-name="P14" draw:layer="layout" svg:width="27cm" svg:height="3cm" svg:x="0.5cm" svg:y="8.1cm" presentation:class="outline" presentation:user-transformed="true">
          <draw:text-box>
            <text:p text:style-name="P13"><text:span text:style-name="T8">public class Calc extends Application {</text:span></text:p>
            <text:p text:style-name="P13"><text:span text:style-name="T8"><text:s text:c="2"/></text:span><text:span text:style-name="T8">public Document </text:span><text:span text:style-name="T9">createDocument</text:span><text:span text:style-name="T8">() { return new Spreadsheet(); }</text:span></text:p>
            <text:p text:style-name="P13"><text:span text:style-name="T8"><text:s text:c="2"/></text:span><text:span text:style-name="T8">...</text:span></text:p>
            <text:p text:style-name="P13"><text:span text:style-name="T8">}</text:span></text:p>
          </draw:text-box>
        </draw:frame>
        <draw:frame presentation:style-name="pr11" draw:text-style-name="P14" draw:layer="layout" svg:width="27cm" svg:height="3cm" svg:x="0.5cm" svg:y="11cm" presentation:class="outline" presentation:user-transformed="true">
          <draw:text-box>
            <text:p text:style-name="P13"><text:span text:style-name="T8">public class Impress extends Application {</text:span></text:p>
            <text:p text:style-name="P13"><text:span text:style-name="T8"><text:s text:c="2"/></text:span><text:span text:style-name="T8">public Document </text:span><text:span text:style-name="T9">createDocument</text:span><text:span text:style-name="T8">() { return new Presentation(); }</text:span></text:p>
            <text:p text:style-name="P13"><text:span text:style-name="T8"><text:s text:c="2"/></text:span><text:span text:style-name="T8">...</text:span></text:p>
            <text:p text:style-name="P13"><text:span text:style-name="T8">}</text:span></text:p>
            <text:p text:style-name="P13"><text:span text:style-name="T8"/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actory Method Evaluated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vantages</text:p>
                <text:list>
                  <text:list-item>
                    <text:p>Easy to change</text:p>
                  </text:list-item>
                  <text:list-item>
                    <text:p>Easy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Creation code is not centralized any longer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9" draw:layer="layout" svg:width="28cm" svg:height="1.75cm" svg:x="0cm" svg:y="0cm" presentation:class="title">
          <draw:text-box>
            <text:p>Scenario 3: File-type → Document (v2)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lient is run-time environment, e.g. desktop</text:p>
              </text:list-item>
              <text:list-item>
                <text:p>Wants to create document for given file</text:p>
              </text:list-item>
              <text:list-item>
                <text:p>Wants to add new Document types in one pla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pplication Document Factory</text:p>
          </draw:text-box>
        </draw:frame>
        <draw:custom-shape draw:style-name="gr3" draw:text-style-name="P15" draw:layer="layout" svg:width="6cm" svg:height="3cm" svg:x="22cm" svg:y="18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6.274cm" svg:height="11.5cm" svg:x="5.863cm" svg:y="2.25cm" presentation:class="graphic">
          <draw:image xlink:href="Pictures/10000000000002EE00000212BF6A8613C53DF53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bstract Factory Applied</text:p>
          </draw:text-box>
        </draw:frame>
        <draw:frame presentation:style-name="pr11" draw:text-style-name="P17" draw:layer="layout" svg:width="27cm" svg:height="4cm" svg:x="0.5cm" svg:y="2.25cm" presentation:class="outline" presentation:user-transformed="true">
          <draw:text-box>
            <text:p text:style-name="P16"><text:span text:style-name="T8">public interface AppDocFactory {</text:span></text:p>
            <text:p text:style-name="P16"><text:span text:style-name="T8"><text:s text:c="2"/></text:span><text:span text:style-name="T8">public Application </text:span><text:span text:style-name="T9">createFrom</text:span><text:span text:style-name="T8">(Document doc);</text:span></text:p>
            <text:p text:style-name="P16"><text:span text:style-name="T8"><text:s text:c="2"/></text:span><text:span text:style-name="T8">public Document </text:span><text:span text:style-name="T9">createFrom</text:span><text:span text:style-name="T8">(File file);</text:span></text:p>
            <text:p text:style-name="P16"><text:span text:style-name="T8"><text:s text:c="2"/></text:span><text:span text:style-name="T8">... </text:span></text:p>
            <text:p text:style-name="P16"><text:span text:style-name="T8">}</text:span></text:p>
          </draw:text-box>
        </draw:frame>
        <draw:frame presentation:style-name="pr11" draw:text-style-name="P18" draw:layer="layout" svg:width="27cm" svg:height="7.5cm" svg:x="0.5cm" svg:y="6.25cm" presentation:class="outline" presentation:user-transformed="true">
          <draw:text-box>
            <text:p text:style-name="P16"><text:span text:style-name="T10">public class DefaultAppDocFactory implements AppDocFactory {</text:span></text:p>
            <text:p text:style-name="P16"><text:span text:style-name="T10"><text:s text:c="2"/></text:span><text:span text:style-name="T10">...</text:span></text:p>
            <text:p text:style-name="P16"><text:span text:style-name="T10"/></text:p>
            <text:p text:style-name="P16"><text:span text:style-name="T10"><text:s text:c="2"/></text:span><text:span text:style-name="T10">public Document </text:span><text:span text:style-name="T11">createFrom</text:span><text:span text:style-name="T10">(File file) {</text:span></text:p>
            <text:p text:style-name="P16"><text:span text:style-name="T10"><text:s text:c="4"/></text:span><text:span text:style-name="T10">String fileType = file.getFileType();</text:span></text:p>
            <text:p text:style-name="P16"><text:span text:style-name="T10"><text:s text:c="4"/></text:span><text:span text:style-name="T10">if (fileType.equals("odt")) {</text:span></text:p>
            <text:p text:style-name="P10"><text:span text:style-name="T10"><text:s text:c="6"/></text:span><text:span text:style-name="T10">result = new TextDocument();</text:span></text:p>
            <text:p text:style-name="P10"><text:span text:style-name="T10"><text:s text:c="4"/></text:span><text:span text:style-name="T10">} else if ...</text:span></text:p>
            <text:p text:style-name="P10"><text:span text:style-name="T10"/></text:p>
            <text:p text:style-name="P10"><text:span text:style-name="T10"><text:s text:c="4"/></text:span><text:span text:style-name="T10">return result;</text:span></text:p>
            <text:p text:style-name="P10"><text:span text:style-name="T10"><text:s text:c="2"/></text:span><text:span text:style-name="T10">}</text:span></text:p>
            <text:p text:style-name="P10"><text:span text:style-name="T10"><text:s text:c="2"/></text:span><text:span text:style-name="T10">...</text:span></text:p>
            <text:p text:style-name="P10"><text:span text:style-name="T10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bstract Factory Evaluated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vantages</text:p>
                <text:list>
                  <text:list-item>
                    <text:p>Easy to read</text:p>
                  </text:list-item>
                  <text:list-item>
                    <text:p>Easy to change</text:p>
                  </text:list-item>
                  <text:list-item>
                    <text:p>Easier to extend (than v1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er to understa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dditional notes</text:p>
                <text:list>
                  <text:list-item>
                    <text:p>Factories are versatile, advantages and disadvantages depend on further choices like</text:p>
                    <text:list>
                      <text:list-item>
                        <text:p>how to implement the creation method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9" draw:layer="layout" svg:width="28cm" svg:height="1.75cm" svg:x="0cm" svg:y="0cm" presentation:class="title">
          <draw:text-box>
            <text:p>Scenario 4: Document → Applica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lient is run-time environment, e.g. desktop</text:p>
              </text:list-item>
              <text:list-item>
                <text:p>Wants to create application for given document</text:p>
              </text:list-item>
              <text:list-item>
                <text:p>Wants to add new Application types in one pla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duct Trader Applied 1 / 2</text:p>
          </draw:text-box>
        </draw:frame>
        <draw:frame presentation:style-name="pr11" draw:text-style-name="P17" draw:layer="layout" svg:width="27cm" svg:height="4cm" svg:x="0.5cm" svg:y="2.25cm" presentation:class="outline" presentation:user-transformed="true">
          <draw:text-box>
            <text:p text:style-name="P16"><text:span text:style-name="T8">public interface AppDocFactory {</text:span></text:p>
            <text:p text:style-name="P16"><text:span text:style-name="T8"><text:s text:c="2"/></text:span><text:span text:style-name="T8">public void </text:span><text:span text:style-name="T9">registerApplicationClass</text:span><text:span text:style-name="T8">(Class dc, Class ac);</text:span></text:p>
            <text:p text:style-name="P16"><text:span text:style-name="T8"><text:s text:c="2"/></text:span><text:span text:style-name="T8">public Application </text:span><text:span text:style-name="T9">createFrom</text:span><text:span text:style-name="T8">(Document doc);</text:span></text:p>
            <text:p text:style-name="P16"><text:span text:style-name="T8"><text:s text:c="2"/></text:span><text:span text:style-name="T8">...</text:span></text:p>
            <text:p text:style-name="P16"><text:span text:style-name="T8">}</text:span></text:p>
          </draw:text-box>
        </draw:frame>
        <draw:frame presentation:style-name="pr11" draw:text-style-name="P17" draw:layer="layout" svg:width="27cm" svg:height="7.5cm" svg:x="0.5cm" svg:y="6.25cm" presentation:class="outline" presentation:user-transformed="true">
          <draw:text-box>
            <text:p text:style-name="P16"><text:span text:style-name="T8">public class DefaultAppDocFactory implements AppDocFactory {</text:span></text:p>
            <text:p text:style-name="P16"><text:span text:style-name="T8"/></text:p>
            <text:p text:style-name="P16"><text:span text:style-name="T8"><text:s text:c="2"/></text:span><text:span text:style-name="T8">Map&lt;Class, Class&gt; appClasses = new HashMap&lt;Class, Class&gt;();</text:span></text:p>
            <text:p text:style-name="P16"><text:span text:style-name="T8"><text:s text:c="2"/></text:span><text:span text:style-name="T8">static {</text:span></text:p>
            <text:p text:style-name="P16"><text:span text:style-name="T8"><text:s text:c="4"/></text:span><text:span text:style-name="T8">appClasses.put(TextDocument.class, Writer.class);</text:span></text:p>
            <text:p text:style-name="P16"><text:span text:style-name="T8"><text:s text:c="4"/></text:span><text:span text:style-name="T8">appClasses.put(Spreadsheet.class, Calc.class);</text:span></text:p>
            <text:p text:style-name="P16"><text:span text:style-name="T8"><text:s text:c="4"/></text:span><text:span text:style-name="T8">appClasses.put(Presentation.class, Impress.class);</text:span></text:p>
            <text:p text:style-name="P16"><text:span text:style-name="T8"><text:s text:c="2"/></text:span><text:span text:style-name="T8">}</text:span></text:p>
            <text:p text:style-name="P16"><text:span text:style-name="T8"/></text:p>
            <text:p text:style-name="P16"><text:span text:style-name="T8"><text:s text:c="2"/></text:span><text:span text:style-name="T8">...</text:span></text:p>
            <text:p text:style-name="P16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duct Trader Applied 2 / 2</text:p>
          </draw:text-box>
        </draw:frame>
        <draw:frame presentation:style-name="pr11" draw:text-style-name="P18" draw:layer="layout" svg:width="27cm" svg:height="11.5cm" svg:x="0.5cm" svg:y="2.25cm" presentation:class="outline">
          <draw:text-box>
            <text:p text:style-name="P16"><text:span text:style-name="T10">public class DefaultAppDocFactory implements AppDocFactory {</text:span></text:p>
            <text:p text:style-name="P16"><text:span text:style-name="T10"/></text:p>
            <text:p text:style-name="P16"><text:span text:style-name="T10"><text:s text:c="2"/></text:span><text:span text:style-name="T10">Map&lt;Class, Class&gt; appClasses = new HashMap&lt;Class, Class&gt;();</text:span></text:p>
            <text:p text:style-name="P16"><text:span text:style-name="T10"><text:s text:c="2"/></text:span><text:span text:style-name="T10">public void </text:span><text:span text:style-name="T11">registerApplicationClass</text:span><text:span text:style-name="T10">(Class dc, Class ac) {</text:span></text:p>
            <text:p text:style-name="P16"><text:span text:style-name="T10"><text:s text:c="4"/></text:span><text:span text:style-name="T10">assert (dc != null) &amp;&amp; (ac != null);</text:span></text:p>
            <text:p text:style-name="P16"><text:span text:style-name="T10"><text:s text:c="4"/></text:span><text:span text:style-name="T10">appClasses.put(dc, ac);</text:span></text:p>
            <text:p text:style-name="P16"><text:span text:style-name="T10"><text:s text:c="2"/></text:span><text:span text:style-name="T10">}</text:span></text:p>
            <text:p text:style-name="P16"><text:span text:style-name="T10"/></text:p>
            <text:p text:style-name="P16"><text:span text:style-name="T10"><text:s text:c="2"/></text:span><text:span text:style-name="T10">public Application </text:span><text:span text:style-name="T11">createFrom</text:span><text:span text:style-name="T10">(Document doc) {</text:span></text:p>
            <text:p text:style-name="P16"><text:span text:style-name="T10"><text:s text:c="4"/></text:span><text:span text:style-name="T10">Class appClass = appClasses.get(doc.getClass());</text:span></text:p>
            <text:p text:style-name="P16"><text:span text:style-name="T10"><text:s text:c="4"/></text:span><text:span text:style-name="T10">assert appClass != null;</text:span></text:p>
            <text:p text:style-name="P16"><text:span text:style-name="T10"><text:s text:c="4"/></text:span><text:span text:style-name="T10">return </text:span><text:span text:style-name="T11">createInstance</text:span><text:span text:style-name="T10">(appClass);</text:span></text:p>
            <text:p text:style-name="P16"><text:span text:style-name="T10"><text:s text:c="2"/></text:span><text:span text:style-name="T10">}</text:span></text:p>
            <text:p text:style-name="P16"><text:span text:style-name="T10"/></text:p>
            <text:p text:style-name="P16"><text:span text:style-name="T10"><text:s text:c="2"/></text:span><text:span text:style-name="T10">protected Application </text:span><text:span text:style-name="T11">createInstance</text:span><text:span text:style-name="T10">(Class ac) {</text:span></text:p>
            <text:p text:style-name="P16"><text:span text:style-name="T10"><text:s text:c="4"/></text:span><text:span text:style-name="T10">... </text:span></text:p>
            <text:p text:style-name="P16"><text:span text:style-name="T10"><text:s text:c="2"/></text:span><text:span text:style-name="T10">}</text:span></text:p>
            <text:p text:style-name="P16"><text:span text:style-name="T10"/></text:p>
            <text:p text:style-name="P16"><text:span text:style-name="T10"><text:s text:c="2"/></text:span><text:span text:style-name="T10">...</text:span></text:p>
            <text:p text:style-name="P16"><text:span text:style-name="T10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duct Trader Evaluated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vantages</text:p>
                <text:list>
                  <text:list-item>
                    <text:p>Easy to read</text:p>
                  </text:list-item>
                  <text:list-item>
                    <text:p>Easy to change</text:p>
                  </text:list-item>
                  <text:list-item>
                    <text:p>Easy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 to understand</text:p>
                  </text:list-item>
                  <text:list-item>
                    <text:p>Hard to debu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dditional notes</text:p>
                <text:list>
                  <text:list-item>
                    <text:p>Product Trader delays everything until runtime</text:p>
                  </text:list-item>
                  <text:list-item>
                    <text:p>May be viewed as just a complex (abstract)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9" draw:layer="layout" svg:width="28cm" svg:height="1.75cm" svg:x="0cm" svg:y="0cm" presentation:class="title">
          <draw:text-box>
            <text:p>Scenario 5: File-type → Document (v3)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lient is run-time environment, e.g. desktop</text:p>
              </text:list-item>
              <text:list-item>
                <text:p>Wants to create document for given file type</text:p>
              </text:list-item>
              <text:list-item>
                <text:p>Wants to add new Document types in one place</text:p>
              </text:list-item>
              <text:list-item>
                <text:p>Wants to initialize complex but default documen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rototype Applied 1 / 2</text:p>
          </draw:text-box>
        </draw:frame>
        <draw:frame presentation:style-name="pr11" draw:text-style-name="P17" draw:layer="layout" svg:width="27cm" svg:height="11.5cm" svg:x="0.5cm" svg:y="2.25cm" presentation:class="outline" presentation:user-transformed="true">
          <draw:text-box>
            <text:p text:style-name="P16"><text:span text:style-name="T8">public interface AppDocFactory {</text:span></text:p>
            <text:p text:style-name="P16"><text:span text:style-name="T8"><text:s text:c="2"/></text:span><text:span text:style-name="T8">public void </text:span><text:span text:style-name="T9">registerDocumentPrototype</text:span><text:span text:style-name="T8">(FileType ft, Document doc);</text:span></text:p>
            <text:p text:style-name="P16"><text:span text:style-name="T8"><text:s text:c="2"/></text:span><text:span text:style-name="T8">public Document </text:span><text:span text:style-name="T9">createFrom</text:span><text:span text:style-name="T8">(FileType ft);</text:span></text:p>
            <text:p text:style-name="P16"><text:span text:style-name="T8"><text:s text:c="2"/></text:span><text:span text:style-name="T8">...</text:span></text:p>
            <text:p text:style-name="P16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rototype Applied 2 / 2</text:p>
          </draw:text-box>
        </draw:frame>
        <draw:frame presentation:style-name="pr11" draw:text-style-name="P17" draw:layer="layout" svg:width="27cm" svg:height="11.5cm" svg:x="0.5cm" svg:y="2.25cm" presentation:class="outline" presentation:user-transformed="true">
          <draw:text-box>
            <text:p text:style-name="P16"><text:span text:style-name="T8">public class DefaultAppDocFactory implements AppDocFactory {</text:span></text:p>
            <text:p text:style-name="P16"><text:span text:style-name="T12"/></text:p>
            <text:p text:style-name="P16"><text:span text:style-name="T8"/></text:p>
            <text:p text:style-name="P16"><text:span text:style-name="T8"><text:s text:c="2"/></text:span><text:span text:style-name="T8">Map&lt;String, Document&gt; docProtos = new HashMap&lt;String, Document&gt;();</text:span></text:p>
            <text:p text:style-name="P16"><text:span text:style-name="T8"><text:s text:c="2"/></text:span><text:span text:style-name="T8">public void </text:span><text:span text:style-name="T9">registerDocumentPrototype</text:span><text:span text:style-name="T8">(FileType ft, Document doc) {</text:span></text:p>
            <text:p text:style-name="P16"><text:span text:style-name="T8"><text:s text:c="4"/></text:span><text:span text:style-name="T8">assert (ft != null) &amp;&amp; (doc != null);</text:span></text:p>
            <text:p text:style-name="P16"><text:span text:style-name="T8"><text:s text:c="4"/></text:span><text:span text:style-name="T8">docProtos.put(ft, doc);</text:span></text:p>
            <text:p text:style-name="P16"><text:span text:style-name="T8"><text:s text:c="2"/></text:span><text:span text:style-name="T8">}</text:span></text:p>
            <text:p text:style-name="P16"><text:span text:style-name="T8"/></text:p>
            <text:p text:style-name="P16"><text:span text:style-name="T8"><text:s text:c="2"/></text:span><text:span text:style-name="T8">public Document </text:span><text:span text:style-name="T9">createFrom</text:span><text:span text:style-name="T8">(FileType ft) {</text:span></text:p>
            <text:p text:style-name="P16"><text:span text:style-name="T8"><text:s text:c="4"/></text:span><text:span text:style-name="T8">Document prototype = docProtos.get(ft);</text:span></text:p>
            <text:p text:style-name="P16"><text:span text:style-name="T8"><text:s text:c="4"/></text:span><text:span text:style-name="T8">assert (prototype != null) &amp;&amp; (prototype.isCloneable());</text:span></text:p>
            <text:p text:style-name="P16"><text:span text:style-name="T8"><text:s text:c="4"/></text:span><text:span text:style-name="T8">return prototype.clone();</text:span></text:p>
            <text:p text:style-name="P16"><text:span text:style-name="T8"><text:s text:c="2"/></text:span><text:span text:style-name="T8">}</text:span></text:p>
            <text:p text:style-name="P16"><text:span text:style-name="T8"/></text:p>
            <text:p text:style-name="P16"><text:span text:style-name="T8"><text:s text:c="2"/></text:span><text:span text:style-name="T8">... </text:span></text:p>
            <text:p text:style-name="P16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rototype Evaluated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vantages</text:p>
                <text:list>
                  <text:list-item>
                    <text:p>Easy to read</text:p>
                  </text:list-item>
                  <text:list-item>
                    <text:p>Easy to change</text:p>
                  </text:list-item>
                  <text:list-item>
                    <text:p>Easy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 to understa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roblems with Using Design Patter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Many design patterns address multiple issues at once, e.g.</text:p>
                <text:list>
                  <text:list-item>
                    <text:p>Factory method: Creation method and subclassing for configuration</text:p>
                  </text:list-item>
                  <text:list-item>
                    <text:p>Abstract factory: Factory object and subclassing for configuration</text:p>
                  </text:list-item>
                  <text:list-item>
                    <text:p>Prototype: Creation configuration and complex object struc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Design Process for Object Crea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Use your experienc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 a pattern languag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hoose from design space</text:p>
                <text:list>
                  <text:list-item>
                    <text:p>Delegation (of object creation)</text:p>
                  </text:list-item>
                  <text:list-item>
                    <text:p>Selection (of concrete class)</text:p>
                  </text:list-item>
                  <text:list-item>
                    <text:p>Configuration (of class mapping)</text:p>
                  </text:list-item>
                  <text:list-item>
                    <text:p>Instantiation (of concrete class)</text:p>
                  </text:list-item>
                  <text:list-item>
                    <text:p>Initialization (of new object)</text:p>
                  </text:list-item>
                  <text:list-item>
                    <text:p>Building (of object structur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Design Space for Object Creation</text:p>
          </draw:text-box>
        </draw:frame>
        <draw:frame presentation:style-name="pr12" draw:text-style-name="P5" draw:layer="layout" svg:width="27cm" svg:height="11.5cm" svg:x="0.5cm" svg:y="2.25cm" presentation:class="subtitle">
          <draw:text-box>
            <text:list text:style-name="L5">
              <text:list-item>
                <text:p text:style-name="P4"><text:span text:style-name="T1">Delegation </text:span><text:span text:style-name="T13">of object creation</text:span></text:p>
              </text:list-item>
              <text:list-item>
                <text:p text:style-name="P4"><text:span text:style-name="T1">Selection </text:span><text:span text:style-name="T13">of concrete class</text:span></text:p>
              </text:list-item>
              <text:list-item>
                <text:p text:style-name="P4"><text:span text:style-name="T1">Configuration </text:span><text:span text:style-name="T13">of class mapping</text:span></text:p>
              </text:list-item>
              <text:list-item>
                <text:p text:style-name="P4"><text:span text:style-name="T14">I</text:span><text:span text:style-name="T1">nstantiation </text:span><text:span text:style-name="T13">of concrete class</text:span></text:p>
              </text:list-item>
              <text:list-item>
                <text:p text:style-name="P4"><text:span text:style-name="T1">Initialization </text:span><text:span text:style-name="T13">of new object</text:span></text:p>
              </text:list-item>
              <text:list-item>
                <text:p text:style-name="P4"><text:span text:style-name="T1">Building</text:span><text:span text:style-name="T13"> of object structur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Details of Design Space for Object Crea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<text:span text:style-name="T15">Delegation</text:span> (Who gets to create the object?)</text:p>
                <text:list>
                  <text:list-item>
                    <text:p>on-the-spot, this-object, separate-objec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16"/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Selection</text:span> (How is the concrete class selected?)</text:p>
                <text:list>
                  <text:list-item>
                    <text:p>on-the-spot, by-switch-case, by-subclassing, by-colocating, by-mapping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Configuration</text:span> (How is a class mapping configured?)</text:p>
                <text:list>
                  <text:list-item>
                    <text:p>in-code, by-annotation, by-configuration-fil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Instantiation</text:span> (How is the concrete class instantiated?)</text:p>
                <text:list>
                  <text:list-item>
                    <text:p>in-code, by-class-object, by-prototype, by-function-objec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Initialization</text:span> (How is the new object initialized?)</text:p>
                <text:list>
                  <text:list-item>
                    <text:p>default, by-cloning, by-fixed-signature, by-key-value-pairs, in-second-step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Building</text:span> (How is the object structure built?)</text:p>
                <text:list>
                  <text:list-item>
                    <text:p>default, by-cloning, by-buil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1. Delegation of Object Crea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<text:span text:style-name="T17">On-the-spot</text:span></text:p>
                <text:list>
                  <text:list-item>
                    <text:p>Definition: Hard-code in client code</text:p>
                  </text:list-item>
                  <text:list-item>
                    <text:p>Use: If product class is unlikely to change, ever</text:p>
                  </text:list-item>
                </text:list>
              </text:list-item>
              <text:list-item>
                <text:p>By delegating to <text:span text:style-name="T17">this-object</text:span></text:p>
                <text:list>
                  <text:list-item>
                    <text:p>Definition: Delegate to separate (creation) method</text:p>
                  </text:list-item>
                  <text:list-item>
                    <text:p>Use: If this class has multiple places that need this type of new object</text:p>
                  </text:list-item>
                </text:list>
              </text:list-item>
              <text:list-item>
                <text:p>By delegating to a <text:span text:style-name="T17">separate-object</text:span></text:p>
                <text:list>
                  <text:list-item>
                    <text:p>Definition: Delegate to a separate (factory) object</text:p>
                  </text:list-item>
                  <text:list-item>
                    <text:p>Use: If many places in the system need to create new objects of this ty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2. Selection of Concrete Class</text:p>
          </draw:text-box>
        </draw:frame>
        <draw:frame presentation:style-name="pr13" draw:text-style-name="P19" draw:layer="layout" svg:width="27cm" svg:height="11.5cm" svg:x="0.5cm" svg:y="2.25cm" presentation:class="outline">
          <draw:text-box>
            <text:list text:style-name="L4">
              <text:list-item>
                <text:p><text:span text:style-name="T17">On-the-spot</text:span></text:p>
                <text:list>
                  <text:list-item>
                    <text:p>Definition: Hard-code in place (whether this method, this class or factory) </text:p>
                  </text:list-item>
                  <text:list-item>
                    <text:p>Use: If there is no need for varying the concrete class, ever</text:p>
                  </text:list-item>
                </text:list>
              </text:list-item>
              <text:list-item>
                <text:p><text:span text:style-name="T17">By-switch-case </text:span>statement</text:p>
                <text:list>
                  <text:list-item>
                    <text:p>Definition: Hard-code in place using switch/case statement</text:p>
                  </text:list-item>
                  <text:list-item>
                    <text:p>Use: If there are multiple options, none of which changes, ever</text:p>
                  </text:list-item>
                </text:list>
              </text:list-item>
              <text:list-item>
                <text:p><text:span text:style-name="T17">By-subclassing</text:span></text:p>
                <text:list>
                  <text:list-item>
                    <text:p>Definition: Select concrete class by delegating to subclass</text:p>
                  </text:list-item>
                  <text:list-item>
                    <text:p>Use: If you need a family and dual hierarchies need to be satisfied</text:p>
                  </text:list-item>
                </text:list>
              </text:list-item>
              <text:list-item>
                <text:p><text:span text:style-name="T17">By-colocating</text:span></text:p>
                <text:list>
                  <text:list-item>
                    <text:p>Definition: Select concrete class as part of a family selection</text:p>
                  </text:list-item>
                  <text:list-item>
                    <text:p>Use: If your concrete class is part of a family of co-dependent classes</text:p>
                  </text:list-item>
                </text:list>
              </text:list-item>
              <text:list-item>
                <text:p><text:span text:style-name="T17">By-mapping</text:span></text:p>
                <text:list>
                  <text:list-item>
                    <text:p>Definition: Look-up concrete class as part of some spec → class mapping</text:p>
                  </text:list-item>
                  <text:list-item>
                    <text:p>Use: If your concrete class needs to be configurable at runtim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3. Configuration of Class Mapp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<text:span text:style-name="T17">In-code</text:span></text:p>
                <text:list>
                  <text:list-item>
                    <text:p>Definition: Hard-code mapping in configuration method</text:p>
                  </text:list-item>
                  <text:list-item>
                    <text:p>Use: If you need a mapping, but it is unlikely to change, ever</text:p>
                  </text:list-item>
                </text:list>
              </text:list-item>
              <text:list-item>
                <text:p><text:span text:style-name="T17">By-annotation</text:span></text:p>
                <text:list>
                  <text:list-item>
                    <text:p>Definition: Use annotations to (incrementally) configure mapping</text:p>
                  </text:list-item>
                  <text:list-item>
                    <text:p>Use: If your mapping is small and does not need to be centralized</text:p>
                  </text:list-item>
                </text:list>
              </text:list-item>
              <text:list-item>
                <text:p><text:span text:style-name="T17">By-configuration-file</text:span></text:p>
                <text:list>
                  <text:list-item>
                    <text:p>Definition: Read mapping from configuration file</text:p>
                  </text:list-item>
                  <text:list-item>
                    <text:p>Use: If you need to manage large and changing mappin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4. Instantiation of Concrete Clas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<text:span text:style-name="T17">In-code</text:span></text:p>
                <text:list>
                  <text:list-item>
                    <text:p>Definition: Call constructor (new) directly</text:p>
                  </text:list-item>
                  <text:list-item>
                    <text:p>Use: If there is no need for configuration</text:p>
                  </text:list-item>
                </text:list>
              </text:list-item>
              <text:list-item>
                <text:p><text:span text:style-name="T17">By-class-object</text:span></text:p>
                <text:list>
                  <text:list-item>
                    <text:p>Definition: Represent each concrete class using its class object</text:p>
                  </text:list-item>
                  <text:list-item>
                    <text:p>Use: If you don’t need specialized initialization </text:p>
                  </text:list-item>
                </text:list>
              </text:list-item>
              <text:list-item>
                <text:p><text:span text:style-name="T17">By-prototype</text:span></text:p>
                <text:list>
                  <text:list-item>
                    <text:p>Definition: Represent each concrete class using a prototype (object)</text:p>
                  </text:list-item>
                  <text:list-item>
                    <text:p>Use: If you don’t need specialized initialization and don’t have class objects</text:p>
                  </text:list-item>
                </text:list>
              </text:list-item>
              <text:list-item>
                <text:p><text:span text:style-name="T17">By-function-object</text:span></text:p>
                <text:list>
                  <text:list-item>
                    <text:p>Definition: Represent each concrete class using a function object</text:p>
                  </text:list-item>
                  <text:list-item>
                    <text:p>Use: If you need specialized initialization or don’t have class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5. Initialization of New Object</text:p>
          </draw:text-box>
        </draw:frame>
        <draw:frame presentation:style-name="pr13" draw:text-style-name="P19" draw:layer="layout" svg:width="27cm" svg:height="11.5cm" svg:x="0.5cm" svg:y="2.25cm" presentation:class="outline">
          <draw:text-box>
            <text:list text:style-name="L4">
              <text:list-item>
                <text:p><text:span text:style-name="T17">Default</text:span></text:p>
                <text:list>
                  <text:list-item>
                    <text:p>Definition: Provide a fixed (default) field assignment in constructor</text:p>
                  </text:list-item>
                  <text:list-item>
                    <text:p>Use: If there is no need for client-specific initialization (or it can be done later)</text:p>
                  </text:list-item>
                </text:list>
              </text:list-item>
              <text:list-item>
                <text:p><text:span text:style-name="T17">By-cloning</text:span></text:p>
                <text:list>
                  <text:list-item>
                    <text:p>Definition: Provide a fixed field assignment by cloning a prototype</text:p>
                  </text:list-item>
                  <text:list-item>
                    <text:p>Use: If there is no need for a client-specific initialization</text:p>
                  </text:list-item>
                </text:list>
              </text:list-item>
              <text:list-item>
                <text:p><text:span text:style-name="T17">By-fixed-signature</text:span></text:p>
                <text:list>
                  <text:list-item>
                    <text:p>Definition: Provide a field assignment using a fixed method signature</text:p>
                  </text:list-item>
                  <text:list-item>
                    <text:p>Use: If you can channel everything though a fixed method signature</text:p>
                  </text:list-item>
                </text:list>
              </text:list-item>
              <text:list-item>
                <text:p><text:span text:style-name="T17">By-key-value-pair</text:span> list</text:p>
                <text:list>
                  <text:list-item>
                    <text:p>Definition: Provide a field assignment using a variable argument list</text:p>
                  </text:list-item>
                  <text:list-item>
                    <text:p>Use: If considerable variation is possible and needed in object initialization</text:p>
                  </text:list-item>
                </text:list>
              </text:list-item>
              <text:list-item>
                <text:p><text:span text:style-name="T17">In-second-step</text:span></text:p>
                <text:list>
                  <text:list-item>
                    <text:p>Definition: Push back object initialization to client until after creation finished</text:p>
                  </text:list-item>
                  <text:list-item>
                    <text:p>Use: If there is too much variation in the initialization argu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6. Building of Object Structur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<text:span text:style-name="T17">Default</text:span></text:p>
                <text:list>
                  <text:list-item>
                    <text:p>Definition: Let the new object create any dependent object structure</text:p>
                  </text:list-item>
                  <text:list-item>
                    <text:p>Use: If the client wants no say in creating any dependent objects</text:p>
                  </text:list-item>
                </text:list>
              </text:list-item>
              <text:list-item>
                <text:p><text:span text:style-name="T17">By-cloning</text:span></text:p>
                <text:list>
                  <text:list-item>
                    <text:p>Definition: Create the desired object structure by cloning a prototype</text:p>
                  </text:list-item>
                  <text:list-item>
                    <text:p>Use: If someone else needs to define the object structure for the client</text:p>
                  </text:list-item>
                </text:list>
              </text:list-item>
              <text:list-item>
                <text:p><text:span text:style-name="T17">By-building</text:span></text:p>
                <text:list>
                  <text:list-item>
                    <text:p>Definition: Create the desired object structure by building it piece-by-piece</text:p>
                  </text:list-item>
                  <text:list-item>
                    <text:p>Use: If the client needs to direct the building of a complex object stru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Design Patterns and Design Space</text:p>
          </draw:text-box>
        </draw:frame>
        <draw:frame draw:style-name="gr2" draw:text-style-name="P8" draw:layer="layout" svg:width="20.48cm" svg:height="13cm" svg:x="3.76cm" svg:y="2.25cm" presentation:class="graphic" presentation:user-transformed="true">
          <draw:image xlink:href="Pictures/10000201000005D6000003B4160EDEF0F1E86D54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Object creation patterns</text:p>
                <text:list>
                  <text:list-item>
                    <text:p>Several patterns, definitions, examples</text:p>
                    <text:list>
                      <text:list-item>
                        <text:p>Switch / case</text:p>
                      </text:list-item>
                      <text:list-item>
                        <text:p>Factory method</text:p>
                      </text:list-item>
                      <text:list-item>
                        <text:p>Abstract factory</text:p>
                      </text:list-item>
                      <text:list-item>
                        <text:p>Product trader</text:p>
                      </text:list-item>
                      <text:list-item>
                        <text:p>Prototype</text:p>
                      </text:list-item>
                      <text:list-item>
                        <text:p>Build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onstituting a design sp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True_25_20Blue_25_20Presentation" presentation:presentation-page-layout-name="AL1T0" presentation:use-footer-name="ftr1" presentation:use-date-time-name="dtd1">
        <draw:frame presentation:style-name="pr14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21" draw:layer="layout" svg:width="20cm" svg:height="4cm" svg:x="0cm" svg:y="11.75cm">
          <draw:text-box>
            <text:p text:style-name="P20"><text:span text:style-name="T18">DR</text:span></text:p>
          </draw:text-box>
        </draw:frame>
        <draw:frame presentation:style-name="pr15" draw:text-style-name="P22" draw:layer="layout" svg:width="27cm" svg:height="7cm" svg:x="0.5cm" svg:y="8cm" presentation:class="subtitle">
          <draw:text-box>
            <text:p><text:span text:style-name="T19"><text:a xlink:href="mailto:dirk.riehle@fau.de" xlink:type="simple">dirk.riehle@fau.de</text:a></text:span><text:span text:style-name="T19"><text:s/>– </text:span><text:span text:style-name="T19"><text:a xlink:href="http://osr.cs.fau.de/" xlink:type="simple">http://osr.cs.fau.de</text:a></text:span></text:p>
            <text:p><text:span text:style-name="T20"><text:a xlink:href="mailto:dirk@riehle.org" xlink:type="simple">dirk@riehle.org</text:a></text:span><text:span text:style-name="T20"><text:s/>– </text:span><text:span text:style-name="T20"><text:a xlink:href="http://dirkriehle.com/" xlink:type="simple">http://dirkriehle.com</text:a></text:span><text:span text:style-name="T20"><text:s/>– </text:span><text:span text:style-name="T20"><text:a xlink:href="http://twitter.com/dirkriehle" xlink:type="simple">@dirkriehle</text:a></text:span></text:p>
            <text:p><text:span text:style-name="T20"/></text:p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16" draw:text-style-name="P6" draw:layer="layout" svg:width="18cm" svg:height="13.5cm" svg:x="1.5cm" svg:y="15cm" presentation:class="notes">
            <draw:text-box>
              <text:p><text:span text:style-name="T21"><text:s/></text:span></text:p>
            </draw:text-box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draw:frame presentation:style-name="pr17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 text:style-name="P23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3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2H21M10S</meta:editing-duration>
    <meta:editing-cycles>193</meta:editing-cycles>
    <meta:generator>LibreOffice/6.0.7.3$Linux_X86_64 LibreOffice_project/00m0$Build-3</meta:generator>
    <meta:initial-creator>Dirk Riehle</meta:initial-creator>
    <dc:date>2019-11-05T19:07:54.471688994</dc:date>
    <meta:printed-by>Dirk Riehle</meta:printed-by>
    <meta:print-date>2013-05-04T19:19:21</meta:print-date>
    <dc:creator>D R</dc:creator>
    <meta:document-statistic meta:object-count="208"/>
    <meta:template xlink:type="simple" xlink:actuate="onRequest" xlink:title="True Blue Presentation" xlink:href="../../../../Templates/True%20Blue%20Presentation.otp" meta:date="2013-04-02T22:52:20"/>
  </office:meta>
</office:document-meta>
</file>